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1000000336BDB5F1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449cm"/>
    </style:style>
    <style:style style:name="pr2" style:family="presentation" style:parent-style-name="Default-subtitle">
      <style:graphic-properties draw:fill="solid" draw:fill-color="#cccccc" fo:min-height="3.556cm"/>
    </style:style>
    <style:style style:name="pr3" style:family="presentation" style:parent-style-name="Default-title">
      <style:graphic-properties fo:min-height="2.211cm"/>
    </style:style>
    <style:style style:name="pr4" style:family="presentation" style:parent-style-name="Default-subtitle">
      <style:graphic-properties draw:fill="solid" draw:fill-color="#00ccff" fo:min-height="8.802cm"/>
    </style:style>
    <style:style style:name="pr5" style:family="presentation" style:parent-style-name="Default-subtitle">
      <style:graphic-properties draw:fill="solid" draw:fill-color="#99ff66" fo:min-height="8.63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solid" draw:fill-color="#cccccc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solid" draw:fill-color="#00ccff"/>
      <style:text-properties fo:font-size="14pt" style:font-size-asian="14pt" style:font-size-complex="14pt"/>
    </style:style>
    <style:style style:name="P6" style:family="paragraph">
      <loext:graphic-properties draw:fill="solid" draw:fill-color="#99ff66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.172cm" svg:height="1.449cm" svg:x="4.194cm" svg:y="1.27cm" presentation:class="title" presentation:user-transformed="true">
          <draw:text-box>
            <text:p text:style-name="P1"><text:span text:style-name="T1">Driver</text:span></text:p>
          </draw:text-box>
        </draw:frame>
        <draw:frame presentation:style-name="pr2" draw:text-style-name="P3" draw:layer="layout" svg:width="6.474cm" svg:height="3.556cm" svg:x="2.67cm" svg:y="2.54cm" presentation:class="subtitle" presentation:user-transformed="true">
          <draw:text-box>
            <text:p text:style-name="P2"><text:span text:style-name="T2">+ static void main</text:span></text:p>
          </draw:text-box>
        </draw:frame>
        <draw:frame presentation:style-name="pr3" draw:text-style-name="P1" draw:layer="layout" svg:width="6.096cm" svg:height="2.211cm" svg:x="18.542cm" svg:y="1.091cm" presentation:class="title" presentation:user-transformed="true">
          <draw:text-box>
            <text:p text:style-name="P1"><text:span text:style-name="T1">UserInterface</text:span></text:p>
          </draw:text-box>
        </draw:frame>
        <draw:frame presentation:style-name="pr4" draw:text-style-name="P5" draw:layer="layout" svg:width="11.554cm" svg:height="8.802cm" svg:x="16.132cm" svg:y="2.794cm">
          <draw:text-box>
            <text:p text:style-name="P4"><text:span text:style-name="T2">- Scanner keyboard</text:span></text:p>
            <text:p text:style-name="P4"><text:span text:style-name="T2">- boolean done </text:span></text:p>
            <text:p text:style-name="P4"><text:span text:style-name="T2">- Manager manager</text:span></text:p>
            <text:p text:style-name="P4"><text:span text:style-name="T2"/></text:p>
            <text:p text:style-name="P4"><text:span text:style-name="T2">+ UserInterface</text:span></text:p>
            <text:p text:style-name="P4"><text:span text:style-name="T2">+ void menuResult</text:span></text:p>
            <text:p text:style-name="P4"><text:span text:style-name="T2">+void start</text:span></text:p>
          </draw:text-box>
        </draw:frame>
        <draw:frame presentation:style-name="pr1" draw:text-style-name="P1" draw:layer="layout" svg:width="3.172cm" svg:height="1.449cm" svg:x="3.556cm" svg:y="9.473cm" presentation:class="title" presentation:user-transformed="true">
          <draw:text-box>
            <text:p text:style-name="P1"><text:span text:style-name="T1">Manager</text:span></text:p>
          </draw:text-box>
        </draw:frame>
        <draw:frame presentation:style-name="pr5" draw:text-style-name="P6" draw:layer="layout" svg:width="10.668cm" svg:height="8.636cm" svg:x="0.762cm" svg:y="11.176cm">
          <draw:text-box>
            <text:p text:style-name="P4"><text:span text:style-name="T2">- double [ ] storage</text:span></text:p>
            <text:p text:style-name="P4"><text:span text:style-name="T2">- int numberOfGrades</text:span></text:p>
            <text:p text:style-name="P4"><text:span text:style-name="T2"/></text:p>
            <text:p text:style-name="P4"><text:span text:style-name="T2">+ Manager</text:span></text:p>
            <text:p text:style-name="P4"><text:span text:style-name="T2">+ void average</text:span></text:p>
            <text:p text:style-name="P4"><text:span text:style-name="T2">+ void displayList</text:span></text:p>
            <text:p text:style-name="P4"><text:span text:style-name="T2">+ void displayHighest</text:span></text:p>
            <text:p text:style-name="P4"><text:span text:style-name="T2">+ void displayLowest</text:span></text:p>
            <text:p text:style-name="P4"><text:span text:style-name="T2">+ void setGrades</text:span></text:p>
            <text:p text:style-name="P4"><text:span text:style-name="T2">+ boolean quit</text:span></text:p>
          </draw:text-box>
        </draw:frame>
        <draw:frame draw:style-name="gr1" draw:text-style-name="P7" draw:layer="layout" svg:width="5.334cm" svg:height="2.825cm" svg:x="9.906cm" svg:y="2.794cm">
          <draw:image xlink:href="Pictures/100002010000061000000336BDB5F156.png" xlink:type="simple" xlink:show="embed" xlink:actuate="onLoad">
            <text:p/>
          </draw:image>
        </draw:frame>
        <draw:frame draw:style-name="gr1" draw:text-style-name="P7" draw:layer="layout" svg:width="5.334cm" svg:height="2.825cm" draw:transform="rotate (-2.460914245312) translate (17.607cm 13.153cm)">
          <draw:image xlink:href="Pictures/100002010000061000000336BDB5F1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.jovanovic </meta:initial-creator>
    <meta:creation-date>2015-10-08T12:42:35.554427859</meta:creation-date>
    <dc:date>2015-10-08T12:58:07.653730279</dc:date>
    <dc:creator>stefan.jovanovic </dc:creator>
    <meta:editing-duration>PT15M32S</meta:editing-duration>
    <meta:editing-cycles>2</meta:editing-cycles>
    <meta:generator>LibreOffice/4.4.5.2$Linux_X86_64 LibreOffice_project/40$Build-2</meta:generator>
    <meta:document-statistic meta:object-count="31"/>
  </office:meta>
</office:document-meta>
</file>